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4pt" style:font-size-asian="14pt" style:font-size-complex="14pt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#b3b3b3" style:background-transparency="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 1 SCCS</text:p>
      <text:h text:style-name="Heading_20_1" text:outline-level="1">The <text:span text:style-name="T2">getrelease</text:span> script:</text:h>
      <text:p text:style-name="Text_20_body"><draw:frame draw:style-name="fr1" draw:name="Frame1" text:anchor-type="paragraph" svg:width="6.189in" draw:z-index="0"><draw:text-box fo:min-height="3.0098in"><text:p text:style-name="Preformatted_20_Text">#!/bin/bash</text:p><text:p text:style-name="Preformatted_20_Text"></text:p><text:p text:style-name="Preformatted_20_Text">SCCS="sccs -d $HOME/hw"</text:p><text:p text:style-name="Preformatted_20_Text">RELEASE="1.1"</text:p><text:p text:style-name="Preformatted_20_Text"></text:p><text:p text:style-name="Preformatted_20_Text"></text:p><text:p text:style-name="Preformatted_20_Text">$SCCS get -r1.2 makefile</text:p><text:p text:style-name="Preformatted_20_Text"></text:p><text:p text:style-name="Preformatted_20_Text">$SCCS get -r$RELEASE helpers.c</text:p><text:p text:style-name="Preformatted_20_Text">$SCCS get -r$RELEASE getters.c</text:p><text:p text:style-name="Preformatted_20_Text">$SCCS get -r$RELEASE actions.c</text:p><text:p text:style-name="Preformatted_20_Text">$SCCS get -r$RELEASE addrBookUI.c</text:p><text:p text:style-name="Preformatted_20_Text"></text:p><text:p text:style-name="Preformatted_20_Text">$SCCS get -r$RELEASE helpers.h</text:p><text:p text:style-name="Preformatted_20_Text">$SCCS get -r$RELEASE getters.h</text:p><text:p text:style-name="Preformatted_20_Text">$SCCS get -r$RELEASE actions.h</text:p><text:p text:style-name="Preformatted_20_Text">$SCCS get -r1.2 addrBookUI.h</text:p></draw:text-box></draw:frame></text:p>
      <text:h text:style-name="Heading_20_1" text:outline-level="1">Contents of the project directory:</text:h>
      <text:p text:style-name="Text_20_body"><draw:frame draw:style-name="fr1" draw:name="Frame2" text:anchor-type="paragraph" svg:width="6.189in" draw:z-index="1"><draw:text-box fo:min-height="0.9209in"><text:p text:style-name="Preformatted_20_Text">favrod@uhx01:~/hw/proj1b$ ls -p</text:p><text:p text:style-name="Preformatted_20_Text">bld/ <text:s text:c="11"/>README <text:s text:c="9"/>runtests <text:s text:c="7"/>source/ <text:s text:c="8"/>test_output <text:s text:c="4"/>test_plan.pdf <text:s text:c="2"/>tests/</text:p></draw:text-box></draw:frame></text:p>
      <text:h text:style-name="Heading_20_1" text:outline-level="1">Getting <text:span text:style-name="T2">getrelease</text:span> from SCCS:</text:h>
      <text:p text:style-name="Text_20_body"><draw:frame draw:style-name="fr1" draw:name="Frame3" text:anchor-type="paragraph" svg:width="6.189in" draw:z-index="2"><draw:text-box fo:min-height="1.0453in"><text:p text:style-name="Preformatted_20_Text">favrod@uhx01:~/hw/proj1b$ sccs -d .. get getrelease</text:p><text:p text:style-name="Preformatted_20_Text">1.2</text:p><text:p text:style-name="Preformatted_20_Text">17 lines</text:p><text:p text:style-name="Preformatted_20_Text">No id keywords (cm7)</text:p></draw:text-box></draw:frame></text:p>
      <text:h text:style-name="Heading_20_1" text:outline-level="1"><text:soft-page-break/>Grabbing the files for the project from SCCS</text:h>
      <text:p text:style-name="Text_20_body"><draw:frame draw:style-name="fr1" draw:name="Frame4" text:anchor-type="paragraph" svg:width="6.189in" draw:z-index="3"><draw:text-box fo:min-height="1.861in"><text:p text:style-name="Preformatted_20_Text">favrod@uhx01:~/hw/proj1b$ getrelease </text:p><text:p text:style-name="Preformatted_20_Text">1.2</text:p><text:p text:style-name="Preformatted_20_Text">73 lines</text:p><text:p text:style-name="Preformatted_20_Text">No id keywords (cm7)</text:p><text:p text:style-name="Preformatted_20_Text">1.1</text:p><text:p text:style-name="Preformatted_20_Text">148 lines</text:p><text:p text:style-name="Preformatted_20_Text">No id keywords (cm7)</text:p><text:p text:style-name="Preformatted_20_Text">1.1</text:p><text:p text:style-name="Preformatted_20_Text">515 lines</text:p><text:p text:style-name="Preformatted_20_Text">No id keywords (cm7)</text:p><text:p text:style-name="Preformatted_20_Text">1.1</text:p><text:p text:style-name="Preformatted_20_Text">481 lines</text:p><text:p text:style-name="Preformatted_20_Text">No id keywords (cm7)</text:p><text:p text:style-name="Preformatted_20_Text">1.1</text:p><text:p text:style-name="Preformatted_20_Text">327 lines</text:p><text:p text:style-name="Preformatted_20_Text">No id keywords (cm7)</text:p><text:p text:style-name="Preformatted_20_Text">1.1</text:p><text:p text:style-name="Preformatted_20_Text">26 lines</text:p><text:p text:style-name="Preformatted_20_Text">No id keywords (cm7)</text:p><text:p text:style-name="Preformatted_20_Text">1.1</text:p><text:p text:style-name="Preformatted_20_Text">481 lines</text:p><text:p text:style-name="Preformatted_20_Text">No id keywords (cm7)</text:p><text:p text:style-name="Preformatted_20_Text">1.1</text:p><text:p text:style-name="Preformatted_20_Text">327 lines</text:p><text:p text:style-name="Preformatted_20_Text">No id keywords (cm7)</text:p><text:p text:style-name="Preformatted_20_Text">1.1</text:p><text:p text:style-name="Preformatted_20_Text">26 lines</text:p><text:p text:style-name="Preformatted_20_Text">No id keywords (cm7)</text:p><text:p text:style-name="Preformatted_20_Text">1.1</text:p><text:p text:style-name="Preformatted_20_Text">39 lines</text:p><text:p text:style-name="Preformatted_20_Text">No id keywords (cm7)</text:p><text:p text:style-name="Preformatted_20_Text">1.1</text:p><text:p text:style-name="Preformatted_20_Text">37 lines</text:p><text:p text:style-name="Preformatted_20_Text">No id keywords (cm7)</text:p><text:p text:style-name="Preformatted_20_Text">1.2</text:p><text:p text:style-name="Preformatted_20_Text">31 lines</text:p><text:p text:style-name="Preformatted_20_Text">No id keywords (cm7)</text:p><text:p text:style-name="Preformatted_20_Text">favrod@uhx01:~/hw/proj1b$ ls -p </text:p><text:p text:style-name="Preformatted_20_Text">actions.c <text:s text:c="6"/>bld/ <text:s text:c="11"/>helpers.c <text:s text:c="6"/>runtests <text:s text:c="7"/>tests/</text:p><text:p text:style-name="Preformatted_20_Text">actions.h <text:s text:c="6"/>getrelease <text:s text:c="5"/>helpers.h <text:s text:c="6"/>source/</text:p><text:p text:style-name="Preformatted_20_Text">addrBookUI.c <text:s text:c="3"/>getters.c <text:s text:c="6"/>makefile <text:s text:c="7"/>test_output</text:p><text:p text:style-name="Preformatted_20_Text">addrBookUI.h <text:s text:c="3"/>getters.h <text:s text:c="6"/>README <text:s text:c="9"/>test_plan.pdf</text:p></draw:text-box></draw:frame></text:p>
      <text:p text:style-name="Text_20_body"/>
      <text:h text:style-name="Heading_20_1" text:outline-level="1"><text:soft-page-break/>Using the makefile to build the project</text:h>
      <text:p text:style-name="Text_20_body">Also cleans up and puts away SCCS files not being edited (See makefile).</text:p>
      <text:p text:style-name="Text_20_body"><draw:frame draw:style-name="fr1" draw:name="Frame6" text:anchor-type="paragraph" svg:width="6.189in" draw:z-index="4"><draw:text-box fo:min-height="1.861in"><text:p text:style-name="Preformatted_20_Text">favrod@uhx01:~/hw/proj1b$ make</text:p><text:p text:style-name="Preformatted_20_Text">make addrBook</text:p><text:p text:style-name="Preformatted_20_Text">make[1]: Entering directory `/home04/f/favrod/hw/proj1b'</text:p><text:p text:style-name="Preformatted_20_Text">gcc -ansi -Wall -c helpers.c</text:p><text:p text:style-name="Preformatted_20_Text">if [ ! -f "record.h" ]; then \</text:p><text:p text:style-name="Preformatted_20_Text"><text:s text:c="12"/>sccs -d /home/f/favrod/hw get record.h; \</text:p><text:p text:style-name="Preformatted_20_Text"><text:s text:c="8"/>fi;</text:p><text:p text:style-name="Preformatted_20_Text">1.1</text:p><text:p text:style-name="Preformatted_20_Text">34 lines</text:p><text:p text:style-name="Preformatted_20_Text">No id keywords (cm7)</text:p><text:p text:style-name="Preformatted_20_Text">gcc -ansi -Wall -c getters.c</text:p><text:p text:style-name="Preformatted_20_Text">gcc -ansi -Wall -c actions.c</text:p><text:p text:style-name="Preformatted_20_Text">gcc -ansi -Wall -c addrBookUI.c</text:p><text:p text:style-name="Preformatted_20_Text">gcc -ansi -Wall -o addrBook helpers.o getters.o actions.o addrBookUI.o</text:p><text:p text:style-name="Preformatted_20_Text">make[1]: Leaving directory `/home04/f/favrod/hw/proj1b'</text:p><text:p text:style-name="Preformatted_20_Text">make clean</text:p><text:p text:style-name="Preformatted_20_Text">make[1]: Entering directory `/home04/f/favrod/hw/proj1b'</text:p><text:p text:style-name="Preformatted_20_Text">if [ -f *.o ]; then \</text:p><text:p text:style-name="Preformatted_20_Text"><text:s text:c="12"/>mv *.o bld/; \</text:p><text:p text:style-name="Preformatted_20_Text"><text:s text:c="8"/>fi;</text:p><text:p text:style-name="Preformatted_20_Text">sccs -d /home/f/favrod/hw clean</text:p><text:p text:style-name="Preformatted_20_Text">make[1]: Leaving directory `/home04/f/favrod/hw/proj1b'</text:p></draw:text-box></draw:frame></text:p>
      <text:h text:style-name="Heading_20_1" text:outline-level="1">The project is built:</text:h>
      <text:p text:style-name="Text_20_body"><draw:frame draw:style-name="fr1" draw:name="Frame7" text:anchor-type="paragraph" svg:width="6.189in" draw:z-index="5"><draw:text-box fo:min-height="1.861in"><text:p text:style-name="Preformatted_20_Text">favrod@uhx01:~/hw/proj1b$ ls -p | sort</text:p><text:p text:style-name="Preformatted_20_Text">addrBook</text:p><text:p text:style-name="Preformatted_20_Text">bld/</text:p><text:p text:style-name="Preformatted_20_Text">README</text:p><text:p text:style-name="Preformatted_20_Text">runtests</text:p><text:p text:style-name="Preformatted_20_Text">source/</text:p><text:p text:style-name="Preformatted_20_Text">test_output</text:p><text:p text:style-name="Preformatted_20_Text">test_plan.pdf</text:p><text:p text:style-name="Preformatted_20_Text">tests/</text:p></draw:text-box></draw:frame></text:p>
      <text:h text:style-name="P3" text:outline-level="1">The makefile:</text:h>
      <text:p text:style-name="Preformatted_20_Text">#!/bin/bash</text:p>
      <text:p text:style-name="Preformatted_20_Text">CC=gcc -ansi -Wall</text:p>
      <text:p text:style-name="Preformatted_20_Text">SCCS=sccs -d $(HOME)/hw</text:p>
      <text:p text:style-name="Preformatted_20_Text"></text:p>
      <text:p text:style-name="Preformatted_20_Text">all :</text:p>
      <text:p text:style-name="Preformatted_20_Text"><text:tab/>make addrBook</text:p>
      <text:p text:style-name="Preformatted_20_Text"><text:tab/>make clean</text:p>
      <text:p text:style-name="Preformatted_20_Text"></text:p>
      <text:p text:style-name="Preformatted_20_Text">addrBook : helpers.o getters.o actions.o addrBookUI.o</text:p>
      <text:p text:style-name="Preformatted_20_Text"><text:tab/>$(CC) -o addrBook helpers.o getters.o actions.o addrBookUI.o</text:p>
      <text:p text:style-name="Preformatted_20_Text"></text:p>
      <text:p text:style-name="Preformatted_20_Text">helpers.o : helpers.c helpers.h</text:p>
      <text:p text:style-name="Preformatted_20_Text"><text:tab/>$(CC) -c helpers.c</text:p>
      <text:p text:style-name="Preformatted_20_Text"></text:p>
      <text:p text:style-name="Preformatted_20_Text">getters.o : getters.c getters.h helpers.h record.h</text:p>
      <text:p text:style-name="Preformatted_20_Text"><text:tab/>$(CC) -c getters.c</text:p>
      <text:p text:style-name="Preformatted_20_Text"></text:p>
      <text:p text:style-name="Preformatted_20_Text">actions.o : actions.c actions.h helpers.h record.h</text:p>
      <text:p text:style-name="Preformatted_20_Text"><text:tab/>$(CC) -c actions.c</text:p>
      <text:p text:style-name="Preformatted_20_Text"></text:p>
      <text:p text:style-name="Preformatted_20_Text">addrBookUI.o : addrBookUI.c addrBookUI.h record.h</text:p>
      <text:p text:style-name="Preformatted_20_Text"><text:tab/>$(CC) -c addrBookUI.c</text:p>
      <text:p text:style-name="Preformatted_20_Text"></text:p>
      <text:p text:style-name="Preformatted_20_Text">clean :</text:p>
      <text:p text:style-name="Preformatted_20_Text"><text:tab/>if [ -f *.o ]; then \</text:p>
      <text:p text:style-name="Preformatted_20_Text"><text:tab/> <text:s text:c="3"/>mv *.o bld/; \</text:p>
      <text:p text:style-name="Preformatted_20_Text"><text:tab/>fi;</text:p>
      <text:p text:style-name="Preformatted_20_Text"><text:tab/>$(SCCS) clean</text:p>
      <text:p text:style-name="Preformatted_20_Text"></text:p>
      <text:p text:style-name="Preformatted_20_Text">record.h :</text:p>
      <text:p text:style-name="Preformatted_20_Text"><text:tab/>if [ ! -f "record.h" ]; then \</text:p>
      <text:p text:style-name="Preformatted_20_Text"><text:tab/> <text:s text:c="3"/>$(SCCS) get record.h; \</text:p>
      <text:p text:style-name="Preformatted_20_Text"><text:tab/>fi;</text:p>
      <text:p text:style-name="Preformatted_20_Text"></text:p>
      <text:p text:style-name="Preformatted_20_Text">helpers.h : </text:p>
      <text:p text:style-name="Preformatted_20_Text"><text:tab/>if [ ! -f "helpers.h" ]; then \</text:p>
      <text:p text:style-name="Preformatted_20_Text"><text:tab/> <text:s text:c="3"/>$(SCCS) get helpers.h; \</text:p>
      <text:p text:style-name="Preformatted_20_Text"><text:tab/>fi;</text:p>
      <text:p text:style-name="Preformatted_20_Text"></text:p>
      <text:p text:style-name="Preformatted_20_Text">helpers.c : </text:p>
      <text:p text:style-name="Preformatted_20_Text"><text:tab/>if [ ! -f "helpers.c" ]; then \</text:p>
      <text:p text:style-name="Preformatted_20_Text"><text:tab/> <text:s text:c="3"/>$(SCCS) get helpers.c; \</text:p>
      <text:p text:style-name="Preformatted_20_Text"><text:tab/>fi;</text:p>
      <text:p text:style-name="Preformatted_20_Text"></text:p>
      <text:p text:style-name="Preformatted_20_Text">getters.h : </text:p>
      <text:p text:style-name="Preformatted_20_Text"><text:tab/>if [ ! -f "getters.h" ]; then \</text:p>
      <text:p text:style-name="Preformatted_20_Text"><text:tab/> <text:s text:c="3"/>$(SCCS) get getters.h; \</text:p>
      <text:p text:style-name="Preformatted_20_Text"><text:tab/>fi;</text:p>
      <text:p text:style-name="Preformatted_20_Text"></text:p>
      <text:p text:style-name="Preformatted_20_Text"><text:soft-page-break/>getters.c : </text:p>
      <text:p text:style-name="Preformatted_20_Text"><text:tab/>if [ ! -f "getters.c" ]; then \</text:p>
      <text:p text:style-name="Preformatted_20_Text"><text:tab/> <text:s text:c="3"/>$(SCCS) get getters.c; \</text:p>
      <text:p text:style-name="Preformatted_20_Text"><text:tab/>fi;</text:p>
      <text:p text:style-name="Preformatted_20_Text"></text:p>
      <text:p text:style-name="Preformatted_20_Text">actions.h :</text:p>
      <text:p text:style-name="Preformatted_20_Text"><text:tab/>if [ ! -f "actions.h" ]; then \</text:p>
      <text:p text:style-name="Preformatted_20_Text"><text:tab/> <text:s text:c="3"/>$(SCCS) get actions.h; \</text:p>
      <text:p text:style-name="Preformatted_20_Text"><text:tab/>fi;</text:p>
      <text:p text:style-name="Preformatted_20_Text"></text:p>
      <text:p text:style-name="Preformatted_20_Text">actions.c :</text:p>
      <text:p text:style-name="Preformatted_20_Text"><text:tab/>if [ ! -f "actions.c" ]; then \</text:p>
      <text:p text:style-name="Preformatted_20_Text"><text:tab/> <text:s text:c="3"/>$(SCCS) get actions.c; \</text:p>
      <text:p text:style-name="Preformatted_20_Text"><text:tab/>fi;</text:p>
      <text:p text:style-name="Preformatted_20_Text"></text:p>
      <text:p text:style-name="Preformatted_20_Text">addrBookUI.h : </text:p>
      <text:p text:style-name="Preformatted_20_Text"><text:tab/>if [ ! -f "addrBookUI.h" ]; then \</text:p>
      <text:p text:style-name="Preformatted_20_Text"><text:tab/> <text:s text:c="3"/>$(SCCS) get addrBookUI.h; \</text:p>
      <text:p text:style-name="Preformatted_20_Text"><text:tab/>fi</text:p>
      <text:p text:style-name="Preformatted_20_Text"></text:p>
      <text:p text:style-name="Preformatted_20_Text">addrBookUI.c : </text:p>
      <text:p text:style-name="Preformatted_20_Text"><text:tab/>if [ ! -f "addrBookUI.c" ]; then \</text:p>
      <text:p text:style-name="Preformatted_20_Text"><text:tab/> <text:s text:c="3"/>$(SCCS) get addrBookUI.c; \</text:p>
      <text:p text:style-name="Preformatted_20_Text"><text:tab/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Droid Sans1" style:font-size-asian="10pt" style:font-name-complex="FreeSans1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CS 212</text:p>
        <text:p text:style-name="MP1">Jason Favrod</text:p>
      </style:header>
      <style:footer>
        <text:p text:style-name="MP2">Page <text:page-number text:select-page="current">4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23:22:53</meta:creation-date>
    <meta:editing-duration>PT13M34S</meta:editing-duration>
    <meta:editing-cycles>3</meta:editing-cycles>
    <meta:generator>LibreOffice/3.5$Linux_X86_64 LibreOffice_project/350m1$Build-2</meta:generator>
    <dc:date>2014-10-25T23:50:58</dc:date>
    <meta:document-statistic meta:table-count="0" meta:image-count="0" meta:object-count="0" meta:page-count="5" meta:paragraph-count="181" meta:word-count="539" meta:character-count="3699" meta:non-whitespace-character-count="2909"/>
  </office:meta>
</office:document-meta>
</file>